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ortlink Club: Navajo in actie </text:p>
      <text:p text:style-name="Standard"/>
      <text:p text:style-name="Standard">Dexels heeft voor Sportlink een systeem gebouwd dat een totaal oplossing biedt voor sportbonden, verenigingen, leden en andere betrokken partijen die onderdeel uitmaken van de gehele informatievoorziening rondom de organisatie van sportcompetities. De complete software architectuur is opgezet rondom het 'service georienteerde applicatie' framewerk van Dexels, wat betekent dat de functies die de applicatie biedt gemakkelijk uitgebreid kunnen worden zonder dat daarvoor de gehele applicatie opnieuw dient te worden getest en uitgebracht. Omdat de functionaliteit los wordt ontwikkeld van de gebruikersinterface is het eenvoudig om dezelfde functie in verschillende verschijningsvormen aan te bieden. Daarnaast is het eenvoudig voor derden om online deze zelfde functionaliteit te benaderen zonder dat daarvoor de door Sportlink gekozen gebruikersinterface wordt gebruikt. Dit houdt ondermeer in dat applicaties van anderen gekoppeld kunnen worden met functionaliteit van het Sportlink systeem.</text:p>
      <text:p text:style-name="Standard"/>
      <text:p text:style-name="Standard">Vanuit een perspectief van informatiebehoefte rondom een fictieve vereniging, <text:span text:style-name="T1">Dexlandia</text:span>, wordt het nut aangetoond van een service georienteerde architectuur en hoe het Navajo framewerk hiervoor wordt ingezet. De informatiebehoefte verschilt per betrokken partij, denk hierbij aan de <text:span text:style-name="T1">ledenadministrateur</text:span>, de <text:span text:style-name="T1">penningmeester</text:span>, de <text:span text:style-name="T1">wedstrijdsecretaris</text:span>, het spelend <text:span text:style-name="T1">lid</text:span>, de <text:span text:style-name="T1">supporter</text:span> of de <text:span text:style-name="T1">bond</text:span>. In eerste instantie wordt de informatiebehoefte van deze betrokkenen beschreven. Uiteindelijk wordt het kiwi-model gebruikt om vanuit een systeemperspectief de gehele wereld van de Sportlink verenigingsoplossing te beschrijven.</text:p>
      <text:p text:style-name="Standard"/>
      <text:p text:style-name="P2">De vereniging</text:p>
      <text:p text:style-name="Standard">Onze vereniging, Dexlandia, is een middelgrote vereniging met 578 leden. De vereniging heeft een eerste elftal dat niet geheel onverdienstelijk speelt op het hoogste districtsniveau. Door de uitstraling van het eerste elftal heeft de vereniging een groot aantal lucratieve sponsorcontracten kunnen binnenhalen die een welkome aanvulling zijn op het jaarbudget. De jeugdafdeling van Dexlandia is een van de belangrijkste onderdelen van de vereniging. Met name door de medewerking van enthousiaste ouders wordt er een goede ondersteuning geleverd aan de organiserende taken van de vereniging, met name rondom coaching <text:s/>en 'rijders' voor uitwedstrijden. Veel seniorenleden van Dexlandia zijn tevens nauw betrokken bij de organisatie in de vorm van het verzorgen van trainingen en het draaien van kantinediensten. Op het gebied van automatisering loopt de vereniging behoorlijk voorop, daar het het nut heeft ingezien van het hebben van een efficient ingerichte ICT infrastructuur; hierdoor heeft de vereniging veel meer tijd voor haar kerntaken: het verzorgen en organiseren van een sportieve <text:span text:style-name="T1">bladiebla</text:span>. De vereniging heeft ondermeer de beschikking over een vijf tal PC's in de sportkantine voorzien van een Internetverbinding.</text:p>
      <text:p text:style-name="Standard"/>
      <text:p text:style-name="P2">De ledenadministrateur</text:p>
      <text:p text:style-name="Standard">Theo verzorgt de ledenadminstratie van Dexlandia. Hij is zelf ook actief lid van het zesde elftal en heeft een dochter spelen in de F1. Theo heeft zijn eigen schildersbedrijf. In de avonduren besteedt hij tijd aan zijn werk als vrijwilliger van Dexlandia. Hij checked zijn email om te kijken of er nieuwe leden zich aan hebben gemeld en of nieuwe aangemelde leden hebben gereageerd op zijn verzoek om een pasfoto op te sturen die nodig is voor de spelerspas. Via een snelkoppeling op zijn bureaublad start hij de Sportlink Club applicatie. Automatisch controleert het systeem of er misschien nieuwe updates zijn. Theo zelf heeft het al geen eens meer in de gaten dat er nieuwe updates worden binnengehaald. Hij logt in in de Sportlink Club applicatie met de unieke relatiecode van de vereniging en zijn eigen username en wachtwoord. Als eerste controleert hij of er misschien adreswijzigingen zijn doorgekomen via de <text:span text:style-name="T1">ledenportal. </text:span><text:span text:style-name="T2">Deze wijzigingen zijn duidelijk voor Theo zichtbaar in het overzichtsscherm. Hij controleert de wijzigingen op onvolkomenheden en besluit dan om alvast deze wijzigingen met de bond te </text:span><text:span text:style-name="T1">synchroniseren </text:span><text:span text:style-name="T2">middels de synchronisatie knop. Vervolgens opent hij het relatiescherm van een nieuw lid, Willem Barentz, die zich vorige week had aangemeld maar nog geen geldige pasfoto had opgestuurd. Bewust heeft Theo daarom dit nieuwe lid eerst als relatie ingevoerd en niet direct als lid, aangezien Willem Barentz anders direkt al naar de bond was gestuurd en Theo liever alle informatie (inclusief foto) in 1 keer wil opsturen. Hij promoveert Willem Barentz tot lid en scant daarna handig de pasfoto in en koppelt de digitale versie van de foto via het geopende lidscherm. Willem heeft aangegeven futsal te willen spelen en daarom kiest Theo deze spelactiviteit via het lidmaatschapstabblad. <text:s/>Tevens voert Theo nog een nieuw lid in, Vittorio Vespucci, die wel direct een goed gelijkende pasfoto (al digitaal) had opgestuurd aangezien hij zijn aanmelding via de website had gedaan.</text:span></text:p>
      <text:p text:style-name="P3">Na nogmaals de gegevens te hebben gecontroleerd besluit Theo de nieuwe leden te synchroniseren naar de bond. Na synchronisatie blijkt dat Willem Barentz niet is geaccepteerd maar op <text:span text:style-name="T1">geparkeerd</text:span> komt te staan bij de bond.</text:p>
      <text:p text:style-name="P3">Op dat moment roept Rob zijn vrouw van beneden dat hij is ingedeeld als chauffeur voor de uitwedstrijd van zijn dochter volgende week, ze heeft dat zojuist gezien op de website van Dexlandia.</text:p>
      <text:p text:style-name="P3"/>
      <text:p text:style-name="P4">De Penningmeester</text:p>
      <text:p text:style-name="P3">Rob is de penningmeester van Dexlandia. Hij is al 30 jaar lid van de vereniging waarvan de laatste 10 jaar als penningmeester. Toen hij net begon als penningmeester moest hij alle gegevens rondom de contributiebetalingen bijhouden in een door hem zelf gemaakt spreadsheet. Dit spreadsheet moest hij iedere keer aanvullen als hij van Theo (van de ledenadministratie) weer een overzicht kreeg van de nieuwe aanmeldingen. Gelukkig werkt Rob nu met de Sportlink Club applicatie waarmee Theo ook werkt zodat er maar 1 ledenbestand is. Rob ziet dat er nieuw lid, Vittorio Vespucci, is aangemeld en dat dit lid een relatiecode heeft gekregen van de bond. Dat betekent dat de aanmelding accoord is. In het lidscherm ziet Rob dat de heer Vespucci heeft gekozen voor de betaalwijze via Ideal. Aangezien Rob net van plan was om de eerste kwartaal run voor de contributie op te starten kan het nieuwe lid nog mooi op tijd worden meegenomen. Rob is blij dat inmiddels al zo'n 65% van de leden heeft gekozen om via Ideal te betalen aangezien deze betaalwijze de vereniging het minste geld kost. Nadat de run is afgelopen controleert hij de facturen nog even vluchtig en nadat hij dit heeft gedaan kiest hij voor de optie 'Verzenden electronische facturen (Ideal)'. Gelukkig wordt bij de electronische factuur ook automatisch een PDF factuur meegestuur omdat de meeste leden deze toch wel willen hebben. Hiervoor moest Rob deze facturen altijd nasturen met de post. Dit is nu allemaal verleden tijd.</text:p>
      <text:p text:style-name="P3"/>
      <text:p text:style-name="P5">De wedstrijdsecretaris</text:p>
      <text:p text:style-name="P3">Sjaak is een precies persoon die nauwgezet alle organisatie rondom wedstrijden coordineert, hij is de wedstrijdsecretaris van Dexlandia. Hij heeft via de email zojuist te horen gekregen dat het team van Voorlandia 2 dat aanstaande zaterdag tegen Dexlandia speelt de wedstrijd graag verplaatst wil zien naar 15:00, aangezien een aantal spelers niet op tijd om 14:00, de huidige speeltijd, aanwezig kan zien. Sjaak mailt terug dat dit ok is aangezien het verzoek 4 dagen voor de wedstrijd is gekomen. Hij start de Sportlink Club applicatie op logt in en opent het wedstrijdscherm van Dexlandia 2 – Voorlandia 2. In het plangegevens tabblad kan hij de tijd van de wedstrijd aanpassen. Hij wijzigt de tijd in 15:00 en kiest voor opslaan. <text:s/>Dat is dan in ieder geval geregeld. Sjaak weet dat er sowieso automatisch een email wordt gestuurd naar alle teamleden en dat de spelers die zich hebben aangemeld voor de SMS dienst ook een SMSje krijgen van de wijziging (voor wijzigingen binnen 5 dagen voor de wedstrijd). Sjaak besluit tevens om voor het jeugdprogramma van volgende alvast de chauffeurs te selecteren die de kinderen naar de uitwedstrijden zullen brengen. Daarvoor kan hij via de activiteitenmodule de chauffeurs aan de wedstrijden koppelen. Hij vindt het handig direkt nadat hij dit heeft gedaan de betrokken ouder op website meteen kunnen zien of zij als chauffeur zijn ingedeeld.</text:p>
      <text:p text:style-name="P3"/>
      <text:p text:style-name="P4">De aanvoerder</text:p>
      <text:p text:style-name="P3">Dexlandia 2 heeft zojuist de streekderby tegen Voorland gewonnen met 3 – 1. De scheidsrechter had de grootste moeite om de wedstrijd ordentelijk te laten verlopen en derhalve zijn er maar liefst 5 gele kaarten en 1 rode kaart gevallen. Frederik, hoe wordt Freek genoemd, <text:s/>is aanvoerder van het Dexlandia 2 en stapt na de wedstrijd voldaan de kantine in. Voor hij zich bij de rest van het team voegt om een welverdiend biertje te gaan drinken loopt hij eerst richting de PC om het digitaal wedstrijdformulier in te vullen. Voor de PC naast hem zit de scheidsrechter van hun wedstrijd, 'Vreemde vogel' denkt Freek. Hij typt de relatiecode van Dexlandia, het wachtwoord en het wedstrijdnummer in waarna het scherm verschijnt met drie tabbladen: uitslag, spelersopgaaf en tucht. Hij vult de uitslag, 3-1 in en gaat dan naar het spelersopgaaf tabblad om te controleren of de juiste spelers hier bij staan. De spelerslijst is automatisch al ingevuld vanuit de bond, maar aangezien dit een week van te voren gebeurt op basis van de dan bekende teamopgaaf, kan het zo zijn dat er spelers missen of dat er spelers niet mee hebben gedaan. Freek weet dat Vittorio, de nieuwe linksbuiten, er nog niet op staat en voegt hem toe door de relatiecode over te nemen van zijn tijdelijke spelerspas. Freek ziet dat de aanvoerder van de tegenstander kennelijk zijn gedeelte van het wedstrijdformulier pas thuis gaat invullen want hij ziet hem door het raam van de kantine al de parkeerplaats oplopen.</text:p>
      <text:p text:style-name="P3"/>
      <text:p text:style-name="P4">De scheidsrechter</text:p>
      <text:p text:style-name="P3">Ron is al 15 jaar bondsscheidsrechter en hij fluit inmiddels al het op 2 na hoogste amateur niveau. Hij neemt zijn rol zeer serieus en was daarom voorafgaande aan de streekderby Dexlandia 2 – Voorland 2 gezond gespannen. De wedstrijd is inmiddels uitgespeeld en Ron vindt zelf dat hij de wedstrijd strak gefloten heeft. Omdat hij weet dat er bij Dexlandia in de kantine een PC met internet aanwezig is besluit hij om de uitslag en de tuchtzaken via het <text:span text:style-name="T1">digitale wedstrijdformulier</text:span> in te vullen. Aangezien er een rode kaart is gevallen is het noodzakelijk dat er een aanvullend rapport wordt meegestuurd. Dit aanvullende rapport maakt hij echter liever thuis. Aangezien er door het systeem automatisch een <text:span text:style-name="T1">reminder</text:span> via de e-mail wordt gestuurd is hij niet bang dat hij dit zal vergeten.</text:p>
      <text:p text:style-name="P3"><text:s/></text:p>
      <text:p text:style-name="P4">Het lid</text:p>
      <text:p text:style-name="P3">Vittorio Vespucci heeft vorige week zich aangemeld via de website van Dexlandia. Vandaag kreeg hij via een zogenaamd automatisch gegeneerd mailtje te horen dat zijn lidmaatschap is geactiveerd, tevens is in het mailtje zijn tijdelijke spelerspas bijgesloten, waarop ook zijn door hemzelf opgestuurde pasfoto is te zien. Dat komt goed uit, want hij moet aankomende zaterdag al zijn eerste wedstrijd spelen met Dexlandia 2. In het mailtje staat tevens zijn persoonlijke unieke relatiecode en een wachtwoord voor de ledenportal van Dexlandia. Hij logt direct in in de ledenportal en meldt zich aan voor SMS service om automatisch een dag van te voren de wedstrijdgegevens opgestuurd te krijgen van zijn team. Koopt in de webshop van Dexlandia een shirt met Ideal. Nadat hij zijn clubshirt heeft besteld merkt Vittorio op dat hij een e-mail heeft gekregen van de penningmeester van Dexlandia. Tot zijn grote verbazing ziet hij dat het een elektronische factuur is voor de eerste termijn van de contributie. Hij klikt op de link in de email waarna zijn brower opent met de betaalpagina voor zijn contributie. Hij controleert zijn gegevens en kies voor de 'Rabobank' om zijn betaling via Ideal te doen. Op hetzelfde moment ziet hij dat er een SMSje is binnengekomen op zijn telefoon waarin staat dat de wedstrijd van zaterdag tegen Voorlandia is verplaatst van 15:00 naar 14:00.</text:p>
      <text:p text:style-name="P3"/>
      <text:p text:style-name="P4">De supporter</text:p>
      <text:p text:style-name="P3">Victor, is een trouwe supporter van het tweede van Dexlandia. Hij probeert de meeste wedstrijden van zijn favoriete elftal te bekijken, maar soms mist hij wel eens een wedstrijd, doordat hij een enkele keer op zaterdag moet werken. Maar daarvoor heeft hij ook een oplossing. Hij heeft zich zojuist via de website van Dexlandia aangemeld voor de SMS uitslagen dienst van het tweede. De kosten voor de 22 SMSjes heeft hij vooruit betaald via Ideal. De stand van het team en de uitslagen van de concurrenten houdt hij in de gaten via de competie sectie van de website van Dexlandia.</text:p>
      <text:p text:style-name="P3"/>
      <text:p text:style-name="P4">De bond</text:p>
      <text:p text:style-name="P3">Rita, de ijverige bondledenadministrateur ziet dat er een aanmelding is geparkeerd voor de vereniging Dexlandia. Het systeem meldt dat Willem Barents, geboren op 05/05/1950 ook lid is van de vereniging Dopio. Aangezien Willem daar veldvoetbal speelt en hij <text:s/>bij Dexlandia wil gaan futsallen kan de aanmelding gewoon doorgaan, maar moet Rita de nieuwe Willem wel koppelen aan de reeds bestaande zodat er geen dubbele Willem Barentz in het systeem ontstaat. Na deze handeling keurt ze de aanmelding goed zodat deze bij de volgende synchronisatie van Theo (ze kent hem goed) automatisch in het lokale ledenbestand van Dexlandia wordt gezet. De nieuwe leden <text:s/>worden automatisch dezelfde avond via een batchproces gexporteerd naar het computersysteem van de drukker van de Spelerspassen, drukkerij van Vliet. Deze drukker is compleet geintegreerd in het Sportlinksysteem van de Bond en kan <text:s/>tevens bepaalde gegevens inzien die nodig zijn voor eventuele controles. </text:p>
      <text:p text:style-name="P3"/>
      <text:p text:style-name="P3"/>
      <text:p text:style-name="P3">De namen van de vereniging en personen zijn fictief. Echter een combinatie van de beschreven mogelijkheden is op dit moment operationeel bij een aantal sportbonden. De reden dat niet alle bonden het gehele scala aan mogelijkheden heeft doorgevoerd, is alleen terug te voeren op het feit dat de bonden organisatorisch nog niet toe zijn aan sommige geautomatiseerde proce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nl" fo:country="NL"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veld</meta:initial-creator>
    <meta:creation-date>2007-01-09T11:11:54</meta:creation-date>
    <dc:creator>Arjen Schoneveld</dc:creator>
    <dc:date>2007-01-11T14:49:37</dc:date>
    <dc:language>nl-NL</dc:language>
    <meta:editing-cycles>42</meta:editing-cycles>
    <meta:editing-duration>PT8H39M3S</meta:editing-duration>
    <meta:user-defined meta:name="Info 1"/>
    <meta:user-defined meta:name="Info 2"/>
    <meta:user-defined meta:name="Info 3"/>
    <meta:user-defined meta:name="Info 4"/>
    <meta:document-statistic meta:table-count="0" meta:image-count="0" meta:object-count="0" meta:page-count="5" meta:paragraph-count="25" meta:word-count="2178" meta:character-count="13827"/>
  </office:meta>
</office:document-meta>
</file>